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fia Sans" svg:font-family="'Sofia Sans', sans-serif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b401a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officeooo:rsid="000b401a" officeooo:paragraph-rsid="000b401a"/>
    </style:style>
    <style:style style:name="T1" style:family="text">
      <style:text-properties fo:font-variant="normal" fo:text-transform="none" fo:color="#2b2b2b" loext:opacity="100%" style:font-name="Sofia Sans" fo:font-size="9.60000038146973pt" fo:letter-spacing="normal" fo:font-style="normal" fo:font-weight="normal"/>
    </style:style>
    <style:style style:name="T2" style:family="text">
      <style:text-properties fo:font-variant="normal" fo:text-transform="none" fo:color="#2b2b2b" loext:opacity="100%" fo:letter-spacing="normal"/>
    </style:style>
    <style:style style:name="T3" style:family="text">
      <style:text-properties officeooo:rsid="000b40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span text:style-name="T3">Проект „ Лудо младо“</text:span></text:p>
      <text:p text:style-name="P1"><text:span text:style-name="T1"/></text:p>
      <text:p text:style-name="P1"><text:span text:style-name="T1">Това е първият авторски проект на студио “Канатица”, създаден за една красива млада дама. Апартаментът се намира в комплекс “Лагера Тюлип” в град София.</text:span></text:p>
      <text:p text:style-name="P1"><text:span text:style-name="T1"/></text:p>
      <text:p text:style-name="P1"><text:span text:style-name="T1"/></text:p>
      <text:p text:style-name="P2"><text:span text:style-name="T1">Интериорен дизайн: Канатица Дизайн Студио. Арх. Кристияна Брънзалова </text:span></text:p>
      <text:p text:style-name="P2"><text:span text:style-name="T1">https://kanatiza.eu/</text:span></text:p>
      <text:p text:style-name="P1"><text:span text:style-name="T1"/>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fia Sans" svg:font-family="'Sofia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bg" fo:country="BG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bg" fo:country="BG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1T11:25:34.998000000</meta:creation-date>
    <dc:date>2024-08-01T11:33:15.127000000</dc:date>
    <meta:editing-duration>PT7M40S</meta:editing-duration>
    <meta:editing-cycles>1</meta:editing-cycles>
    <meta:document-statistic meta:table-count="0" meta:image-count="0" meta:object-count="0" meta:page-count="1" meta:paragraph-count="5" meta:word-count="37" meta:character-count="263" meta:non-whitespace-character-count="227"/>
    <meta:generator>LibreOffice/7.4.4.2$Windows_X86_64 LibreOffice_project/85569322deea74ec9134968a29af2df5663baa21</meta:generator>
  </office:meta>
</office:document-meta>
</file>